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temapSourceFactory.absolutize( String baseURI ,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SourceFactory.release( Source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temapSourceFactory.compose( Component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mapSourceFactory.getSource( String location , Map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